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line-height-at-least="0.222in" fo:text-align="start" style:justify-single-word="false" style:text-autospace="none"/>
      <style:text-properties style:use-window-font-color="true" style:font-name="TrebuchetMS" fo:font-size="18pt" fo:font-weight="bold" style:font-name-asian="TrebuchetMS" style:font-size-asian="18pt" style:font-weight-asian="bold" style:font-name-complex="TrebuchetMS" style:font-size-complex="18pt" style:font-weight-complex="bold"/>
    </style:style>
    <style:style style:name="P2" style:family="paragraph" style:parent-style-name="Standard" style:list-style-name="">
      <style:paragraph-properties style:line-height-at-least="0.3335in" fo:text-align="start" style:justify-single-word="false" style:text-autospace="none"/>
      <style:text-properties style:use-window-font-color="true" style:font-name="TrebuchetMS" fo:font-size="24pt" fo:font-weight="bold" style:font-name-asian="TrebuchetMS" style:font-size-asian="24pt" style:font-weight-asian="bold" style:font-name-complex="TrebuchetMS" style:font-size-complex="24pt" style:font-weight-complex="bold"/>
    </style:style>
    <style:style style:name="P3" style:family="paragraph" style:parent-style-name="Standard" style:list-style-name="">
      <style:paragraph-properties style:line-height-at-least="0.1665in" fo:text-align="start" style:justify-single-word="false" style:text-autospace="none"/>
      <style:text-properties style:use-window-font-color="true" style:font-name="ArialMT" fo:font-size="10pt" fo:font-weight="normal" style:font-name-asian="ArialMT" style:font-size-asian="10pt" style:font-weight-asian="normal" style:font-name-complex="ArialMT" style:font-size-complex="10pt" style:font-weight-complex="normal"/>
    </style:style>
    <style:style style:name="P4" style:family="paragraph" style:parent-style-name="Standard" style:list-style-name="">
      <style:paragraph-properties style:line-height-at-least="0.1665in" fo:text-align="start" style:justify-single-word="false" style:text-autospace="none"/>
      <style:text-properties fo:color="#2f2f2f" style:font-name="ArialMT" fo:font-size="10pt" fo:font-weight="bold" style:font-name-asian="ArialMT" style:font-size-asian="10pt" style:font-weight-asian="bold" style:font-name-complex="ArialMT" style:font-size-complex="10pt" style:font-weight-complex="bold"/>
    </style:style>
    <style:style style:name="P5" style:family="paragraph" style:parent-style-name="Standard" style:list-style-name="">
      <style:paragraph-properties style:line-height-at-least="0.1665in" fo:text-align="start" style:justify-single-word="false" style:text-autospace="none"/>
      <style:text-properties fo:color="#2f2f2f" style:font-name="ArialMT" fo:font-size="12pt" fo:font-weight="bold" style:font-name-asian="ArialMT" style:font-size-asian="12pt" style:font-weight-asian="bold" style:font-name-complex="ArialMT" style:font-size-complex="12pt" style:font-weight-complex="bold"/>
    </style:style>
    <style:style style:name="P6" style:family="paragraph" style:parent-style-name="Standard">
      <style:text-properties fo:font-size="18pt" style:font-size-asian="18pt" style:font-size-complex="18pt"/>
    </style:style>
    <style:style style:name="P7" style:family="paragraph" style:parent-style-name="Standard" style:list-style-name="">
      <style:paragraph-properties fo:margin-top="0in" fo:margin-bottom="0.0972in" style:line-height-at-least="0.278in" fo:text-align="start" style:justify-single-word="false" style:text-autospace="none"/>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P8" style:family="paragraph" style:parent-style-name="Standard" style:list-style-name="">
      <style:paragraph-properties fo:margin-top="0in" fo:margin-bottom="0.0972in" style:line-height-at-least="0.222in" fo:text-align="start" style:justify-single-word="false" style:text-autospace="none"/>
      <style:text-properties style:use-window-font-color="true" style:font-name="TrebuchetMS" fo:font-size="16pt" fo:font-weight="bold" style:font-name-asian="TrebuchetMS" style:font-size-asian="16pt" style:font-weight-asian="bold" style:font-name-complex="TrebuchetMS" style:font-size-complex="16pt" style:font-weight-complex="bold"/>
    </style:style>
    <style:style style:name="P9" style:family="paragraph" style:parent-style-name="Standard" style:list-style-name="">
      <style:paragraph-properties fo:margin-top="0in" fo:margin-bottom="0.0972in" style:line-height-at-least="0.278in" fo:text-align="start" style:justify-single-word="false" style:text-autospace="none"/>
    </style:style>
    <style:style style:name="P10" style:family="paragraph" style:parent-style-name="Standard" style:list-style-name="">
      <style:paragraph-properties fo:margin-top="0in" fo:margin-bottom="0.0972in" style:line-height-at-least="0.278in" fo:text-align="start" style:justify-single-word="false" style:text-autospace="none"/>
      <style:text-properties fo:font-size="18pt" style:font-size-asian="18pt" style:font-size-complex="18pt"/>
    </style:style>
    <style:style style:name="P11"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style>
    <style:style style:name="P12" style:family="paragraph" style:parent-style-name="Standard">
      <style:paragraph-properties fo:margin-left="0.5in" fo:margin-right="0in" style:line-height-at-least="0.278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T1" style:family="text">
      <style:text-properties style:use-window-font-color="true"/>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T4" style:family="text">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T5" style:family="text">
      <style:text-properties style:use-window-font-color="true" style:font-name="ArialMT" fo:font-weight="normal" style:font-name-asian="ArialMT" style:font-weight-asian="normal" style:font-name-complex="ArialMT" style:font-weight-complex="normal"/>
    </style:style>
    <style:style style:name="T6" style:family="text">
      <style:text-properties style:use-window-font-color="true" style:font-name="ArialMT" style:text-underline-style="none" fo:font-weight="normal" style:font-name-asian="ArialMT" style:font-weight-asian="normal" style:font-name-complex="ArialMT" style:font-weight-complex="normal"/>
    </style:style>
    <style:style style:name="T7" style:family="text">
      <style:text-properties style:use-window-font-color="true" style:font-name="ArialMT" fo:font-size="18pt" fo:font-weight="normal" style:font-name-asian="ArialMT" style:font-size-asian="18pt" style:font-weight-asian="normal" style:font-name-complex="ArialMT" style:font-size-complex="18pt" style:font-weight-complex="normal"/>
    </style:style>
    <style:style style:name="T8" style:family="text">
      <style:text-properties style:use-window-font-color="true" style:font-name="ArialMT" fo:font-size="18pt" style:text-underline-style="none" fo:font-weight="normal" style:font-name-asian="ArialMT" style:font-size-asian="18pt" style:font-weight-asian="normal" style:font-name-complex="ArialMT" style:font-size-complex="18pt" style:font-weight-complex="normal"/>
    </style:style>
    <style:style style:name="T9" style:family="text">
      <style:text-properties style:use-window-font-color="true" fo:font-weight="normal" style:font-weight-asian="normal" style:font-weight-complex="normal"/>
    </style:style>
    <style:style style:name="T10" style:family="text">
      <style:text-properties fo:color="#2f2f2f" style:font-name="ArialMT" fo:font-size="12pt" fo:font-weight="normal" style:font-name-asian="ArialMT" style:font-size-asian="12pt" style:font-weight-asian="normal" style:font-name-complex="ArialMT" style:font-size-complex="12pt" style:font-weight-complex="normal"/>
    </style:style>
    <style:style style:name="T11" style:family="text">
      <style:text-properties fo:color="#2f2f2f" style:font-name="ArialMT" fo:font-size="12pt" style:text-underline-style="none" fo:font-weight="normal" style:font-name-asian="ArialMT" style:font-size-asian="12pt" style:font-weight-asian="normal" style:font-name-complex="ArialMT" style:font-size-complex="12pt" style:font-weight-complex="normal"/>
    </style:style>
    <style:style style:name="T12" style:family="text">
      <style:text-properties fo:color="#2f2f2f"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T13" style:family="text">
      <style:text-properties fo:color="#2f2f2f" style:font-name="ArialMT" style:text-underline-style="none" fo:font-weight="normal" style:font-name-asian="ArialMT" style:font-weight-asian="normal" style:font-name-complex="ArialMT" style:font-weight-complex="normal"/>
    </style:style>
    <style:style style:name="T14" style:family="text">
      <style:text-properties fo:color="#2f2f2f" style:font-name="ArialMT" fo:font-weight="normal" style:font-name-asian="ArialMT" style:font-weight-asian="normal" style:font-name-complex="ArialMT" style:font-weight-complex="normal"/>
    </style:style>
    <style:style style:name="T15" style:family="text">
      <style:text-properties fo:color="#2f2f2f" style:font-name="ArialMT" fo:font-size="18pt" style:text-underline-style="none" fo:font-weight="normal" style:font-name-asian="ArialMT" style:font-size-asian="18pt" style:font-weight-asian="normal" style:font-name-complex="ArialMT" style:font-size-complex="18pt" style:font-weight-complex="normal"/>
    </style:style>
    <style:style style:name="T16" style:family="text">
      <style:text-properties fo:color="#2f2f2f" style:font-name="ArialMT" fo:font-size="18pt" fo:font-weight="normal" style:font-name-asian="ArialMT" style:font-size-asian="18pt" style:font-weight-asian="normal" style:font-name-complex="ArialMT" style:font-size-complex="18pt" style:font-weight-complex="normal"/>
    </style:style>
    <style:style style:name="T17" style:family="text">
      <style:text-properties style:font-name="ArialMT"/>
    </style:style>
    <style:style style:name="T18" style:family="text">
      <style:text-properties fo:font-weight="normal"/>
    </style:style>
    <style:style style:name="T19" style:family="text">
      <style:text-properties style:font-name-asian="ArialMT"/>
    </style:style>
    <style:style style:name="T20" style:family="text">
      <style:text-properties style:font-weight-asian="normal"/>
    </style:style>
    <style:style style:name="T21" style:family="text">
      <style:text-properties style:font-name-complex="ArialMT"/>
    </style:style>
    <style:style style:name="T22" style:family="text">
      <style:text-properties style:font-weight-complex="normal"/>
    </style:style>
    <style:style style:name="T23" style:family="text">
      <style:text-properties fo:font-size="12pt"/>
    </style:style>
    <style:style style:name="T24" style:family="text">
      <style:text-properties style:font-size-asian="12pt"/>
    </style:style>
    <style:style style:name="T25"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ramisu</text:p>
      <text:p text:style-name="P5">Serves: <text:span text:style-name="T9">8 to 12 servings</text:span></text:p>
      <text:p text:style-name="P4"><text:span text:style-name="T9"/></text:p>
      <text:p text:style-name="P1">Ingredients</text:p>
      <text:p text:style-name="P8">Ladyfingers:</text:p>
      <text:p text:style-name="P11"><text:span text:style-name="T7">6</text:span><text:span text:style-name="T8"> </text:span><text:a xlink:type="simple" xlink:href="http://www.foodterms.com/encyclopedia/eggs/index.html"><text:span text:style-name="T15">eggs</text:span></text:a><text:span text:style-name="T8">,</text:span><text:span text:style-name="T7"> separated</text:span></text:p>
      <text:p text:style-name="P12">¼ cup sugar, plus ¼ cup</text:p>
      <text:p text:style-name="P11"><text:span text:style-name="T7">1 cup </text:span><text:a xlink:type="simple" xlink:href="http://www.foodterms.com/encyclopedia/cake/index.html"><text:span text:style-name="T15">cake</text:span></text:a><text:span text:style-name="T7"> flour, sifted</text:span></text:p>
      <text:p text:style-name="P12">Melted butter, for brushing pan</text:p>
      <text:p text:style-name="P8">Mascarpone Cream:</text:p>
      <text:p text:style-name="P12">6 egg yolks</text:p>
      <text:p text:style-name="P12">1 cup sugar</text:p>
      <text:p text:style-name="P12">¼ <text:s/>cup Marsala</text:p>
      <text:p text:style-name="P11"><text:span text:style-name="T7">¼ cup </text:span><text:a xlink:type="simple" xlink:href="http://www.foodterms.com/encyclopedia/brandy/index.html"><text:span text:style-name="T15">brandy</text:span></text:a></text:p>
      <text:p text:style-name="P11"><text:span text:style-name="T7">2 pounds mascarpone </text:span><text:a xlink:type="simple" xlink:href="http://www.foodterms.com/encyclopedia/cheese/index.html"><text:span text:style-name="T15">cheese</text:span></text:a></text:p>
      <text:p text:style-name="P8">Espresso Syrup:</text:p>
      <text:p text:style-name="P12">1 cup espresso, hot</text:p>
      <text:p text:style-name="P12">3 tablespoons brown sugar</text:p>
      <text:p text:style-name="P12">1 tablespoon sugar</text:p>
      <text:p text:style-name="P11"><text:span text:style-name="T7">1 teaspoon </text:span><text:a xlink:type="simple" xlink:href="http://www.foodterms.com/encyclopedia/lemon/index.html"><text:span text:style-name="T15">lemon</text:span></text:a><text:span text:style-name="T7"> juice</text:span></text:p>
      <text:p text:style-name="P12">1 teaspoon vanilla extract</text:p>
      <text:p text:style-name="P12">½ <text:s/>cup grated bittersweet chocolate</text:p>
      <text:p text:style-name="P12"/>
      <text:p text:style-name="P1">Directions</text:p>
      <text:p text:style-name="P7">Ladyfingers:</text:p>
      <text:p text:style-name="P10"><text:span text:style-name="T5">Preheat oven to 350 degrees F.</text:span></text:p>
      <text:p text:style-name="P9"><text:a xlink:type="simple" xlink:href="http://www.foodterms.com/encyclopedia/butter/index.html"><text:span text:style-name="T15">Butter</text:span></text:a><text:span text:style-name="T7"> a 12 by 16-inch baking tray. Line with parchment paper and brush again with butter.</text:span></text:p>
      <text:p text:style-name="P9"><text:span text:style-name="T7">In a mixing bowl, </text:span><text:a xlink:type="simple" xlink:href="http://www.foodterms.com/encyclopedia/whip/index.html"><text:span text:style-name="T15">whip</text:span></text:a><text:span text:style-name="T7"> the egg yolks with ¼ cup sugar until ribbony and light in color. Reserve.</text:span></text:p>
      <text:p text:style-name="P9"><text:span text:style-name="T7"/></text:p>
      <text:p text:style-name="P9"><text:soft-page-break/><text:span text:style-name="T7">In another mixing bowl, whip the egg whites to soft peaks. Slowly add the remaining ¼ cup </text:span><text:a xlink:type="simple" xlink:href="http://www.foodterms.com/encyclopedia/sugar/index.html"><text:span text:style-name="T15">sugar</text:span></text:a><text:span text:style-name="T7"> and continue to whip to medium peaks. </text:span><text:a xlink:type="simple" xlink:href="http://www.foodterms.com/encyclopedia/sift/index.html"><text:span text:style-name="T15">Sift</text:span></text:a><text:span text:style-name="T7"> the flour again. With a rubber spatula, fold half of the flour mixture into the yolk mixture. Fold in ½ <text:s/>of the egg white mixture. Then fold in the remaining ½ <text:s/>flour mixture. Lastly, fold in the remaining ½ egg white mixture. Pour the batter into prepared baking tray and with an offset spatula, carefully spreading the</text:span><text:span text:style-name="T8"> </text:span><text:a xlink:type="simple" xlink:href="http://www.foodterms.com/encyclopedia/batter/index.html"><text:span text:style-name="T15">batter</text:span></text:a><text:span text:style-name="T7"> to fill the tray. Bake for 12 to 15 minutes until done and golden in color. Remove from the oven and allow to cool to room temperature. Use as needed. This can be made up to 2 weeks in advanced, wrapped in </text:span><text:a xlink:type="simple" xlink:href="http://www.foodterms.com/encyclopedia/plastic-wrap/index.html"><text:span text:style-name="T15">plastic wrap</text:span></text:a><text:span text:style-name="T7"> and foil and stored in the freezer.</text:span></text:p>
      <text:p text:style-name="P7">Mascarpone Cream:</text:p>
      <text:p text:style-name="P9"><text:span text:style-name="T7">In a medium bowl, </text:span><text:a xlink:type="simple" xlink:href="http://www.foodterms.com/encyclopedia/whisk/index.html"><text:span text:style-name="T15">whisk</text:span></text:a><text:span text:style-name="T7"> together the egg yolks and sugar. Add the </text:span><text:a xlink:type="simple" xlink:href="http://www.foodterms.com/encyclopedia/marsala/index.html"><text:span text:style-name="T15">Marsala</text:span></text:a><text:span text:style-name="T7"> and brandy. Place over a double-boiler and cook until mixture reaches 160 degrees F. Continue to cook mixture for another 5 minutes, until the mixture resembles a thick paste (this is a </text:span><text:a xlink:type="simple" xlink:href="http://www.foodterms.com/encyclopedia/sabayon/index.html"><text:span text:style-name="T15">sabayon</text:span></text:a><text:span text:style-name="T7">). Remove from the double-boiler and cool mixture over ice bath, until room temperature. Whip the </text:span><text:a xlink:type="simple" xlink:href="http://www.foodterms.com/encyclopedia/mascarpone/index.html"><text:span text:style-name="T15">mascarpone</text:span></text:a><text:span text:style-name="T7"> cheese to soft peaks. Fold into the cooled sabayon until well incorporated. Use as layers in the tiramisu or as needed. Can be made up to 4 hours ahead.</text:span></text:p>
      <text:p text:style-name="P9"><text:a xlink:type="simple" xlink:href="http://www.foodterms.com/encyclopedia/espresso/index.html"><text:span text:style-name="T15">Espresso</text:span></text:a><text:span text:style-name="T7"> Syrup:</text:span></text:p>
      <text:p text:style-name="P9"><text:span text:style-name="T7">Brew fresh espresso. To 1 cup of hot espresso, add the brown sugar, sugar, lemon juice and </text:span><text:a xlink:type="simple" xlink:href="http://www.foodterms.com/encyclopedia/extracts/index.html"><text:span text:style-name="T15">vanilla extract</text:span></text:a><text:span text:style-name="T7">. Stir until dissolved.</text:span></text:p>
      <text:p text:style-name="P7">Assembly:</text:p>
      <text:p text:style-name="P9"><text:span text:style-name="T7">Divide the sheet of </text:span><text:a xlink:type="simple" xlink:href="http://www.foodterms.com/encyclopedia/ladyfinger/index.html"><text:span text:style-name="T15">ladyfinger</text:span></text:a><text:span text:style-name="T8"> </text:span><text:span text:style-name="T7">into 2 (8 by 10-inch) sheets. Divide espresso syrup into 2 portions. Divide the mascarpone </text:span><text:a xlink:type="simple" xlink:href="http://www.foodterms.com/encyclopedia/cream/index.html"><text:span text:style-name="T15">cream</text:span></text:a><text:span text:style-name="T8"> </text:span><text:span text:style-name="T7">into 3 portions. </text:span></text:p>
      <text:p text:style-name="P9"><text:soft-page-break/><text:span text:style-name="T7"/></text:p>
      <text:p text:style-name="P9"><text:span text:style-name="T7">To assemble, spread the first portion of the mascarpone cream at the bottom of a deep (8 by 10-inch) </text:span><text:a xlink:type="simple" xlink:href="http://www.foodterms.com/encyclopedia/mold/index.html"><text:span text:style-name="T15">mold</text:span></text:a><text:span text:style-name="T8"> </text:span><text:span text:style-name="T7">topped with 1 sheet of ladyfinger. Pour 1 portion of espresso syrup on to layer of ladyfinger until soaked. Repeat process. Lastly, top with the remaining mascarpone cream and cover with grated </text:span><text:a xlink:type="simple" xlink:href="http://www.foodterms.com/encyclopedia/chocolate/index.html"><text:span text:style-name="T15">chocolate</text:span></text:a><text:span text:style-name="T7">. Cover mold and refrigerate at least 2 hours before serving.</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MT" svg:font-family="ArialMT"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08-10T17:47:28</meta:creation-date>
    <meta:document-statistic meta:table-count="0" meta:image-count="0" meta:object-count="0" meta:page-count="3" meta:paragraph-count="34" meta:word-count="455" meta:character-count="2573"/>
    <dc:date>2011-08-10T18:00:14</dc:date>
    <dc:creator>Robert Houk</dc:creator>
    <meta:editing-duration>PT00H12M46S</meta:editing-duration>
    <meta:editing-cycles>1</meta:editing-cycles>
    <meta:generator>OpenOffice.org/3.2$Unix OpenOffice.org_project/320m18$Build-9502</meta:generator>
  </office:meta>
</office:document-meta>
</file>